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2pt"/>
    </style:style>
    <style:style style:name="co2" style:family="table-column">
      <style:table-column-properties fo:break-before="auto" style:column-width="38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34pt"/>
    </style:style>
    <style:style style:name="co5" style:family="table-column">
      <style:table-column-properties fo:break-before="auto" style:column-width="22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7d1d5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8" style:family="table-cell" style:parent-style-name="Default">
      <style:table-cell-properties fo:background-color="#f7d1d5"/>
    </style:style>
    <style:style style:name="ce15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color="#c9211e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Nimbus Sans1" style:font-name-asian="Nimbus Sans1" style:font-name-complex="Nimbus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Nimbus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9" office:value-type="string" calcext:value-type="string">
            <text:p>S.No</text:p>
          </table:table-cell>
          <table:table-cell table:style-name="ce9" office:value-type="string" calcext:value-type="string">
            <text:p>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JM</text:p>
          </table:table-cell>
          <table:table-cell table:style-name="ce9" office:value-type="string" calcext:value-type="string">
            <text:p>KS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<text:span text:style-name="T1">Sensor – </text:span>Temperature</text:p>
          </table:table-cell>
          <table:table-cell table:style-name="ce7" office:value-type="string" calcext:value-type="string">
            <text:p>Done</text:p>
          </table:table-cell>
          <table:table-cell table:style-name="ce10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<text:span text:style-name="T1">Sensor - </text:span>Servo</text:p>
          </table:table-cell>
          <table:table-cell table:style-name="ce7"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style-name="ce3" table:formula="of:=ROW()-1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Sensor – </text:span>Light</text:p>
          </table:table-cell>
          <table:table-cell table:style-name="ce17" office:value-type="string" calcext:value-type="string">
            <text:p>Done</text:p>
          </table:table-cell>
          <table:table-cell table:style-name="ce11" office:value-type="string" calcext:value-type="string">
            <text:p>♥</text:p>
          </table:table-cell>
          <table:table-cell table:style-name="ce8"/>
          <table:table-cell table:style-name="ce8" office:value-type="string" calcext:value-type="string">
            <text:p>Needs Testing</text:p>
          </table:table-cell>
          <table:table-cell table:style-name="ce8" table:number-columns-repeated="1018"/>
        </table:table-row>
        <table:table-row table:style-name="ro1">
          <table:table-cell table:style-name="ce13" table:formula="of:=ROW()-1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1">Sensor – </text:span>Wind</text:p>
          </table:table-cell>
          <table:table-cell table:style-name="ce13" office:value-type="string" calcext:value-type="string">
            <text:p>Done</text:p>
          </table:table-cell>
          <table:table-cell table:style-name="ce19" office:value-type="string" calcext:value-type="string">
            <text:p>♥</text:p>
          </table:table-cell>
          <table:table-cell table:style-name="ce15" table:number-columns-repeated="1019"/>
          <table:table-cell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<text:span text:style-name="T1">Sensor – </text:span>Joystick</text:p>
          </table:table-cell>
          <table:table-cell table:style-name="ce7" office:value-type="string" calcext:value-type="string">
            <text:p>Done</text:p>
          </table:table-cell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Packet definition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Get absolute time from BS/Gateway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style-name="ce12" table:formula="of:=ROW()-1" office:value-type="float" office:value="9" calcext:value-type="float">
            <text:p>9</text:p>
          </table:table-cell>
          <table:table-cell table:style-name="ce20" office:value-type="string" calcext:value-type="string">
            <text:p>Maintenance Node Function</text:p>
          </table:table-cell>
          <table:table-cell table:style-name="ce12"/>
          <table:table-cell table:style-name="ce20" table:number-columns-repeated="1021"/>
        </table:table-row>
        <table:table-row table:style-name="ro1">
          <table:table-cell table:style-name="ce12" table:formula="of:=ROW()-1" office:value-type="float" office:value="10" calcext:value-type="float">
            <text:p>10</text:p>
          </table:table-cell>
          <table:table-cell table:style-name="ce20" office:value-type="string" calcext:value-type="string">
            <text:p>Maintenance Node Logic</text:p>
          </table:table-cell>
          <table:table-cell table:style-name="ce12"/>
          <table:table-cell table:style-name="ce20" table:number-columns-repeated="1021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GUI Design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implement UART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implement Network graph</text:p>
          </table:table-cell>
          <table:table-cell office:value-type="string" calcext:value-type="string">
            <text:p>Done</text:p>
          </table:table-cell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Impllement Sensor values</text:p>
          </table:table-cell>
          <table:table-cell table:style-name="Default"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Talk about routing protocol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open broadcast after startup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exchange distance vector with neighbors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complete own distance vector with aid of xneighbor vectors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Add different packet types MANUAL, PATH, ACK,UNI, EMERGENCY, DISC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Change ACKMODE to PATHMODE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Complete the Unicast function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table:style-name="ce21" office:value-type="string" calcext:value-type="string">
            <text:p>Set a time out for broadcast receive inactivity</text:p>
          </table:table-cell>
          <table:table-cell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Get ACK and the HOP Route of a mote</text:p>
          </table:table-cell>
          <table:table-cell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Set up the ACK mode packet and send</text:p>
          </table:table-cell>
          <table:table-cell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table:style-name="ce16" office:value-type="string" calcext:value-type="string">
            <text:p>Add a delay between broadcasts</text:p>
          </table:table-cell>
          <table:table-cell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Add RIME ID and Mote Net ID at reset</text:p>
          </table:table-cell>
          <table:table-cell office:value-type="string" calcext:value-type="string">
            <text:p>Done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Add emergency function</text:p>
          </table:table-cell>
          <table:table-cell table:style-name="Default"/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Documentation</text:p>
          </table:table-cell>
          <table:table-cell table:style-name="Default"/>
          <table:table-cell table:number-columns-repeated="2"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Doxygen</text:p>
          </table:table-cell>
          <table:table-cell table:style-name="Default"/>
          <table:table-cell table:number-columns-repeated="2"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1021"/>
        </table:table-row>
      </table:table>
      <table:table table:name="Optimisations" table:style-name="ta1"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>
            <text:p>S.No</text:p>
          </table:table-cell>
          <table:table-cell table:style-name="ce9" office:value-type="string" calcext:value-type="string">
            <text:p>Description</text:p>
          </table:table-cell>
          <table:table-cell table:style-name="ce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lookup times for routing table searches using hash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2" style:language-asian="zh" style:country-asian="CN" style:font-name-complex="Nimbus Sans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17:31:40.553321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7-12T18:07:13.399451887</dc:date>
    <meta:editing-duration>PT2H46M33S</meta:editing-duration>
    <meta:editing-cycles>34</meta:editing-cycles>
    <meta:generator>LibreOffice/6.2.3.2$Linux_X86_64 LibreOffice_project/20$Build-2</meta:generator>
    <dc:creator>Karthik Sukumar</dc:creator>
    <meta:document-statistic meta:table-count="2" meta:cell-count="129" meta:object-count="0"/>
  </office:meta>
</office:document-meta>
</file>